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org.openqa.selenium.By;<text:line-break/>import org.openqa.selenium.WebDriver;<text:line-break/>import org.openqa.selenium.chrome.ChromeDriver;<text:line-break/>import org.openqa.selenium.edge.EdgeDriver;<text:line-break/>import org.openqa.selenium.firefox.FirefoxDriver;<text:line-break/>import org.openqa.selenium.interactions.Actions;</text:p>
      <text:p text:style-name="Standard"> </text:p>
      <text:p text:style-name="Standard">public class SeleniumBasicScript {<text:line-break/>    public static void main(String[] args) {</text:p>
      <text:p text:style-name="Standard"> </text:p>
      <text:p text:style-name="Standard"><text:line-break/>        //Invoking Browser<text:line-break/>        // Chrome <text:line-break/>        System.setProperty("webdriver.chrome.driver", "D:\\Training\\Selenium\\chromedriver.exe");  <text:line-break/>        WebDriver driver=new ChromeDriver();  <text:line-break/><text:line-break/><text:line-break/>       /*Firefox <text:line-break/>         System.setProperty("webdriver.gecko.driver", "D:\\Training\\Selenium\\geckodriver.exe");<text:line-break/>         WebDriver driver1 = new FirefoxDriver();*/</text:p>
      <text:p text:style-name="Standard"> </text:p>
      <text:p text:style-name="Standard"><text:line-break/>         /*Microsoft Edge<text:line-break/>         System.setProperty("webdriver.edge.driver", "D:\\Training\\Selenium\\msedgedriver.exe");<text:line-break/>         WebDriver driver2 = new EdgeDriver();*/</text:p>
      <text:p text:style-name="Standard"> </text:p>
      <text:p text:style-name="Standard">         driver.get("https://rahulshettyacademy.com");<text:line-break/>         String title=driver.getTitle();<text:line-break/>         System.out.println(title);<text:line-break/>         driver.close();<text:line-break/>         //driver.quit();<text:line-break/>    }</text:p>
      <text:p text:style-name="Standard"> </text:p>
      <text:p text:style-name="Standard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3T15:14:13.376000000</dc:date>
    <meta:editing-duration>PT5S</meta:editing-duration>
    <meta:editing-cycles>1</meta:editing-cycles>
    <meta:document-statistic meta:table-count="0" meta:image-count="0" meta:object-count="0" meta:page-count="1" meta:paragraph-count="11" meta:word-count="56" meta:character-count="1069" meta:non-whitespace-character-count="867"/>
    <meta:generator>LibreOffice/7.1.6.2$Windows_X86_64 LibreOffice_project/0e133318fcee89abacd6a7d077e292f1145735c3</meta:generator>
  </office:meta>
</office:document-meta>
</file>